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eba8e" officeooo:paragraph-rsid="001eba8e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fo:language="en" fo:country="US" officeooo:rsid="001cd73f"/>
    </style:style>
    <style:style style:name="T6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1st</text:span> of <text:span text:style-name="T6">O</text:span><text:span text:style-name="T4">ctober</text:span><text:span text:style-name="T3"> </text:span>202<text:span text:style-name="T3">5</text:span> under the <text:span text:style-name="T5">50th</text:span> PA Meeting.</text:p>
      <text:p text:style-name="P1"/>
      <text:p text:style-name="P1">The Assembly, recognising the current situation,</text:p>
      <text:p text:style-name="P1"/>
      <text:p text:style-name="P4">Constitutes the need to implement the grave vanillatweak, in order to have your inventory saved into a grave when you die, as a middle ground between keepInventory false or true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Emeralda_axe7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50-6: To add the grave vanilla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1T20:43:15.449383651</dc:date>
    <meta:editing-duration>PT4M15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65" meta:character-count="417" meta:non-whitespace-character-count="361"/>
  </office:meta>
</office:document-meta>
</file>